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L/E</text:p>
          </table:table-cell>
          <table:table-cell table:style-name="ce1" office:value-type="string" calcext:value-type="string">
            <text:p>byte</text:p>
          </table:table-cell>
          <table:table-cell table:style-name="ce1" office:value-type="string" calcext:value-type="string">
            <text:p>bloque M</text:p>
          </table:table-cell>
          <table:table-cell table:style-name="ce1" office:value-type="string" calcext:value-type="string">
            <text:p>línea MC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H/M</text:p>
          </table:table-cell>
          <table:table-cell table:style-name="ce1" office:value-type="string" calcext:value-type="string">
            <text:p>lec MP</text:p>
          </table:table-cell>
          <table:table-cell table:style-name="ce1" office:value-type="string" calcext:value-type="string">
            <text:p>esc MP</text:p>
          </table:table-cell>
          <table:table-cell table:style-name="ce1" office:value-type="string" calcext:value-type="string">
            <text:p>TAG out</text:p>
          </table:table-cell>
        </table:table-row>
        <table:table-row table:style-name="ro1">
          <table:table-cell office:value-type="string" calcext:value-type="string">
            <text:p>20f2e110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1079708" calcext:value-type="float">
            <text:p>10797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mi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f2e111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1079708" calcext:value-type="float">
            <text:p>10797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hi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f26152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7930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mi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f2e113</text:p>
          </table:table-cell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office:value-type="float" office:value="1079708" calcext:value-type="float">
            <text:p>10797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f27155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7938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mi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f27155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7938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f2f116</text:p>
          </table:table-cell>
          <table:table-cell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office:value-type="float" office:value="1079788" calcext:value-type="float">
            <text:p>10797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mi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0f2e</text:p>
          </table:table-cell>
        </table:table-row>
        <table:table-row table:style-name="ro1">
          <table:table-cell office:value-type="string" calcext:value-type="string">
            <text:p>20f2e117</text:p>
          </table:table-cell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1079708" calcext:value-type="float">
            <text:p>10797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mi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f26158</text:p>
          </table:table-cell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7930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mi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0f27</text:p>
          </table:table-cell>
        </table:table-row>
        <table:table-row table:style-name="ro1">
          <table:table-cell office:value-type="string" calcext:value-type="string">
            <text:p>20f2f119</text:p>
          </table:table-cell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  <table:table-cell office:value-type="float" office:value="1079788" calcext:value-type="float">
            <text:p>10797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hi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0f2e210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2879710" calcext:value-type="float">
            <text:p>28797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mi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f2e111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1079708" calcext:value-type="float">
            <text:p>10797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mi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f26152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7930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f2e213</text:p>
          </table:table-cell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 office:value-type="float" office:value="2879710" calcext:value-type="float">
            <text:p>28797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hi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f27155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7938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mi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f27155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7938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mi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0f26</text:p>
          </table:table-cell>
        </table:table-row>
        <table:table-row table:style-name="ro1">
          <table:table-cell office:value-type="string" calcext:value-type="string">
            <text:p>20f2f116</text:p>
          </table:table-cell>
          <table:table-cell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office:value-type="float" office:value="1079788" calcext:value-type="float">
            <text:p>10797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f2e217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2879710" calcext:value-type="float">
            <text:p>28797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f26258</text:p>
          </table:table-cell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office:value-type="float" office:value="1079312" calcext:value-type="float">
            <text:p>10793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mi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f2f119</text:p>
          </table:table-cell>
          <table:table-cell office:value-type="string" calcext:value-type="string">
            <text:p>L</text:p>
          </table:table-cell>
          <table:table-cell office:value-type="float" office:value="19" calcext:value-type="float">
            <text:p>19</text:p>
          </table:table-cell>
          <table:table-cell office:value-type="float" office:value="1079788" calcext:value-type="float">
            <text:p>10797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hit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L/E</text:p>
          </table:table-cell>
          <table:table-cell table:style-name="ce1" office:value-type="string" calcext:value-type="string">
            <text:p>byte</text:p>
          </table:table-cell>
          <table:table-cell table:style-name="ce1" office:value-type="string" calcext:value-type="string">
            <text:p>bloque M</text:p>
          </table:table-cell>
          <table:table-cell table:style-name="ce1" office:value-type="string" calcext:value-type="string">
            <text:p>línea MC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H/M</text:p>
          </table:table-cell>
          <table:table-cell table:style-name="ce1" office:value-type="string" calcext:value-type="string">
            <text:p>lec MP</text:p>
          </table:table-cell>
          <table:table-cell table:style-name="ce1" office:value-type="string" calcext:value-type="string">
            <text:p>esc MP</text:p>
          </table:table-cell>
          <table:table-cell table:style-name="ce1" office:value-type="string" calcext:value-type="string">
            <text:p>TAG out</text:p>
          </table:table-cell>
        </table:table-row>
        <table:table-row table:style-name="ro1">
          <table:table-cell office:value-type="string" calcext:value-type="string">
            <text:p>20f2e110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1079708" calcext:value-type="float">
            <text:p>10797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mi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f2e111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1079708" calcext:value-type="float">
            <text:p>10797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f26152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7930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mi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f2e113</text:p>
          </table:table-cell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office:value-type="float" office:value="1079708" calcext:value-type="float">
            <text:p>10797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f27155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7938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miss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2" office:value-type="string" calcext:value-type="string">
            <text:p>20f26</text:p>
          </table:table-cell>
        </table:table-row>
        <table:table-row table:style-name="ro1">
          <table:table-cell office:value-type="string" calcext:value-type="string">
            <text:p>20f27155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7938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f2f116</text:p>
          </table:table-cell>
          <table:table-cell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office:value-type="float" office:value="1079788" calcext:value-type="float">
            <text:p>10797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miss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2" office:value-type="string" calcext:value-type="string">
            <text:p>20f2e</text:p>
          </table:table-cell>
        </table:table-row>
        <table:table-row table:style-name="ro1">
          <table:table-cell office:value-type="string" calcext:value-type="string">
            <text:p>20f2e117</text:p>
          </table:table-cell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1079708" calcext:value-type="float">
            <text:p>10797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miss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20f2f</text:p>
          </table:table-cell>
        </table:table-row>
        <table:table-row table:style-name="ro1">
          <table:table-cell office:value-type="string" calcext:value-type="string">
            <text:p>20f26158</text:p>
          </table:table-cell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7930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miss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20f27</text:p>
          </table:table-cell>
        </table:table-row>
        <table:table-row table:style-name="ro1">
          <table:table-cell office:value-type="string" calcext:value-type="string">
            <text:p>20f2f119</text:p>
          </table:table-cell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  <table:table-cell office:value-type="float" office:value="1079788" calcext:value-type="float">
            <text:p>10797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miss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2" office:value-type="string" calcext:value-type="string">
            <text:p>20f2e</text:p>
          </table:table-cell>
        </table:table-row>
        <table:table-row table:style-name="ro1">
          <table:table-cell office:value-type="string" calcext:value-type="string">
            <text:p>50f2e210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2879710" calcext:value-type="float">
            <text:p>28797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mi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f2e111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1079708" calcext:value-type="float">
            <text:p>10797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e</text:p>
          </table:table-cell>
          <table:table-cell office:value-type="string" calcext:value-type="string">
            <text:p>miss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2" office:value-type="string" calcext:value-type="string">
            <text:p>20f2f</text:p>
          </table:table-cell>
        </table:table-row>
        <table:table-row table:style-name="ro1">
          <table:table-cell office:value-type="string" calcext:value-type="string">
            <text:p>20f26152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7930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f2e213</text:p>
          </table:table-cell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 office:value-type="float" office:value="2879710" calcext:value-type="float">
            <text:p>28797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f27155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7938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miss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20f26</text:p>
          </table:table-cell>
        </table:table-row>
        <table:table-row table:style-name="ro1">
          <table:table-cell office:value-type="string" calcext:value-type="string">
            <text:p>20f27155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7938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f27</text:p>
          </table:table-cell>
          <table:table-cell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f2f116</text:p>
          </table:table-cell>
          <table:table-cell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office:value-type="float" office:value="1079788" calcext:value-type="float">
            <text:p>10797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miss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2" office:value-type="string" calcext:value-type="string">
            <text:p>20f2e</text:p>
          </table:table-cell>
        </table:table-row>
        <table:table-row table:style-name="ro1">
          <table:table-cell office:value-type="string" calcext:value-type="string">
            <text:p>50f2e217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2879710" calcext:value-type="float">
            <text:p>28797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f2e</text:p>
          </table:table-cell>
          <table:table-cell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f26258</text:p>
          </table:table-cell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office:value-type="float" office:value="1079312" calcext:value-type="float">
            <text:p>10793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f26</text:p>
          </table:table-cell>
          <table:table-cell office:value-type="string" calcext:value-type="string">
            <text:p>mis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f2f119</text:p>
          </table:table-cell>
          <table:table-cell office:value-type="string" calcext:value-type="string">
            <text:p>L</text:p>
          </table:table-cell>
          <table:table-cell office:value-type="float" office:value="19" calcext:value-type="float">
            <text:p>19</text:p>
          </table:table-cell>
          <table:table-cell office:value-type="float" office:value="1079788" calcext:value-type="float">
            <text:p>10797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f2f</text:p>
          </table:table-cell>
          <table:table-cell office:value-type="string" calcext:value-type="string">
            <text:p>hi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2:01:23.5193883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6T08:13:16.343896717</meta:creation-date>
    <dc:date>2022-03-26T12:13:49.807808127</dc:date>
    <meta:editing-duration>PT34M20S</meta:editing-duration>
    <meta:editing-cycles>6</meta:editing-cycles>
    <meta:generator>LibreOffice/7.2.6.2$Linux_X86_64 LibreOffice_project/20$Build-2</meta:generator>
    <meta:document-statistic meta:table-count="1" meta:cell-count="356" meta:object-count="0"/>
  </office:meta>
</office:document-meta>
</file>